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paragraph-rsid="001f343e"/>
    </style:style>
    <style:style style:name="P2" style:family="paragraph" style:parent-style-name="Heading_20_2">
      <style:text-properties style:text-underline-style="solid" style:text-underline-width="auto" style:text-underline-color="font-color" officeooo:rsid="001f343e" officeooo:paragraph-rsid="001f3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formances</text:p>
      <text:p text:style-name="Text_20_body"/>
      <text:h text:style-name="P2" text:outline-level="2">1) Mémoire</text:h>
      <text:p text:style-name="P1"/>
      <text:h text:style-name="P2" text:outline-level="2">2) Temps exéc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14:03:14.594517274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40" meta:non-whitespace-character-count="37"/>
  </office:meta>
</office:document-meta>
</file>